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6cc2" officeooo:paragraph-rsid="00006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UTILIZADOS PARA SUBIR A GIT</text:p>
      <text:p text:style-name="P1"/>
      <text:p text:style-name="P1"/>
      <text:p text:style-name="P1">git init</text:p>
      <text:p text:style-name="P1"/>
      <text:p text:style-name="P1">git add .</text:p>
      <text:p text:style-name="P1"/>
      <text:p text:style-name="P1">git commit -m “Comentario”</text:p>
      <text:p text:style-name="P1"/>
      <text:p text:style-name="P1">git remote add origin “ruta al repositorio”</text:p>
      <text:p text:style-name="P1"/>
      <text:p text:style-name="P1">git push -u origin mast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9:43:43.754000000</meta:creation-date>
    <dc:date>2024-09-19T09:46:03.891000000</dc:date>
    <meta:editing-duration>PT2M21S</meta:editing-duration>
    <meta:editing-cycles>1</meta:editing-cycles>
    <meta:document-statistic meta:table-count="0" meta:image-count="0" meta:object-count="0" meta:page-count="1" meta:paragraph-count="6" meta:word-count="27" meta:character-count="147" meta:non-whitespace-character-count="126"/>
    <meta:generator>LibreOffice/7.6.1.2$Windows_X86_64 LibreOffice_project/f5defcebd022c5bc36bbb79be232cb6926d8f674</meta:generator>
  </office:meta>
</office:document-meta>
</file>